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ooth Stratification" table:style-name="ta1">
        <table:shapes>
          <draw:frame draw:z-index="0" draw:style-name="gr1" draw:text-style-name="P1" svg:width="902.75pt" svg:height="525.54pt" svg:x="473.98pt" svg:y="155.11pt">
            <draw:object draw:notify-on-update-of-ranges="'Smooth Stratification'.F1:'Smooth Stratification'.F11 'Smooth Stratification'.E12:'Smooth Stratification'.E12 'Smooth Stratification'.E1:'Smooth Stratification'.E11 'Smooth Stratification'.F1:'Smooth Stratification'.F11 'Smooth Stratification'.D12:'Smooth Stratification'.D12 'Smooth Stratification'.D1:'Smooth Stratification'.D11 'Smooth Stratification'.F1:'Smooth Stratification'.F11 'Smooth Stratification'.C12:'Smooth Stratification'.C12 'Smooth Stratification'.C1:'Smooth Stratification'.C11 'Smooth Stratification'.F1:'Smooth Stratification'.F11 'Smooth Stratification'.A12:'Smooth Stratification'.A12 'Smooth Stratification'.A1:'Smooth Stratification'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0.000041421" calcext:value-type="float">
            <text:p>4.14E-05</text:p>
          </table:table-cell>
          <table:table-cell office:value-type="float" office:value="0.0015058" calcext:value-type="float">
            <text:p>1.51E-03</text:p>
          </table:table-cell>
          <table:table-cell office:value-type="float" office:value="0.0000000052679" calcext:value-type="float">
            <text:p>5.27E-09</text:p>
          </table:table-cell>
          <table:table-cell office:value-type="float" office:value="0.00000001701" calcext:value-type="float">
            <text:p>1.70E-08</text:p>
          </table:table-cell>
          <table:table-cell office:value-type="float" office:value="0.0015063" calcext:value-type="float">
            <text:p>1.51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86812" calcext:value-type="float">
            <text:p>8.68E-06</text:p>
          </table:table-cell>
          <table:table-cell office:value-type="float" office:value="0.00045933" calcext:value-type="float">
            <text:p>4.59E-04</text:p>
          </table:table-cell>
          <table:table-cell office:value-type="float" office:value="0.00000000051967" calcext:value-type="float">
            <text:p>5.20E-10</text:p>
          </table:table-cell>
          <table:table-cell office:value-type="float" office:value="0.0000000021179" calcext:value-type="float">
            <text:p>2.12E-09</text:p>
          </table:table-cell>
          <table:table-cell office:value-type="float" office:value="0.00045941" calcext:value-type="float">
            <text:p>4.59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5845" calcext:value-type="float">
            <text:p>1.58E-06</text:p>
          </table:table-cell>
          <table:table-cell office:value-type="float" office:value="0.000080302" calcext:value-type="float">
            <text:p>8.03E-05</text:p>
          </table:table-cell>
          <table:table-cell office:value-type="float" office:value="0.000000000019001" calcext:value-type="float">
            <text:p>1.90E-11</text:p>
          </table:table-cell>
          <table:table-cell office:value-type="float" office:value="0.000000000092901" calcext:value-type="float">
            <text:p>9.29E-11</text:p>
          </table:table-cell>
          <table:table-cell office:value-type="float" office:value="0.000080317" calcext:value-type="float">
            <text:p>8.03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20828" calcext:value-type="float">
            <text:p>2.08E-07</text:p>
          </table:table-cell>
          <table:table-cell office:value-type="float" office:value="0.0000099988" calcext:value-type="float">
            <text:p>1.00E-05</text:p>
          </table:table-cell>
          <table:table-cell office:value-type="float" office:value="0.00000000000032337" calcext:value-type="float">
            <text:p>3.23E-13</text:p>
          </table:table-cell>
          <table:table-cell office:value-type="float" office:value="0.0000000000017975" calcext:value-type="float">
            <text:p>1.80E-12</text:p>
          </table:table-cell>
          <table:table-cell office:value-type="float" office:value="0.000010001" calcext:value-type="float">
            <text:p>1.00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2182" calcext:value-type="float">
            <text:p>2.18E-08</text:p>
          </table:table-cell>
          <table:table-cell office:value-type="float" office:value="0.00000099676" calcext:value-type="float">
            <text:p>9.97E-07</text:p>
          </table:table-cell>
          <table:table-cell office:value-type="float" office:value="3.1985E-015" calcext:value-type="float">
            <text:p>3.20E-15</text:p>
          </table:table-cell>
          <table:table-cell office:value-type="float" office:value="0.000000000000019783" calcext:value-type="float">
            <text:p>1.98E-14</text:p>
          </table:table-cell>
          <table:table-cell office:value-type="float" office:value="0.000000997" calcext:value-type="float">
            <text:p>9.97E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8183" calcext:value-type="float">
            <text:p>1.82E-09</text:p>
          </table:table-cell>
          <table:table-cell office:value-type="float" office:value="0.000000083014" calcext:value-type="float">
            <text:p>8.30E-08</text:p>
          </table:table-cell>
          <table:table-cell office:value-type="float" office:value="2.2413E-017" calcext:value-type="float">
            <text:p>2.24E-17</text:p>
          </table:table-cell>
          <table:table-cell office:value-type="float" office:value="1.42E-016" calcext:value-type="float">
            <text:p>1.42E-16</text:p>
          </table:table-cell>
          <table:table-cell office:value-type="float" office:value="0.000000083034" calcext:value-type="float">
            <text:p>8.30E-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12612" calcext:value-type="float">
            <text:p>1.26E-10</text:p>
          </table:table-cell>
          <table:table-cell office:value-type="float" office:value="0.0000000059749" calcext:value-type="float">
            <text:p>5.97E-09</text:p>
          </table:table-cell>
          <table:table-cell office:value-type="float" office:value="8.6656E-018" calcext:value-type="float">
            <text:p>8.67E-18</text:p>
          </table:table-cell>
          <table:table-cell office:value-type="float" office:value="7.1718E-019" calcext:value-type="float">
            <text:p>7.17E-19</text:p>
          </table:table-cell>
          <table:table-cell office:value-type="float" office:value="0.0000000059762" calcext:value-type="float">
            <text:p>5.98E-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74136" calcext:value-type="float">
            <text:p>7.41E-12</text:p>
          </table:table-cell>
          <table:table-cell office:value-type="float" office:value="0.00000000038069" calcext:value-type="float">
            <text:p>3.81E-10</text:p>
          </table:table-cell>
          <table:table-cell office:value-type="float" office:value="7.3583E-018" calcext:value-type="float">
            <text:p>7.36E-18</text:p>
          </table:table-cell>
          <table:table-cell office:value-type="float" office:value="2.306E-020" calcext:value-type="float">
            <text:p>2.31E-20</text:p>
          </table:table-cell>
          <table:table-cell office:value-type="float" office:value="0.00000000038076" calcext:value-type="float">
            <text:p>3.81E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3695" calcext:value-type="float">
            <text:p>3.70E-13</text:p>
          </table:table-cell>
          <table:table-cell office:value-type="float" office:value="0.000000000021723" calcext:value-type="float">
            <text:p>2.17E-11</text:p>
          </table:table-cell>
          <table:table-cell office:value-type="float" office:value="9.9286E-018" calcext:value-type="float">
            <text:p>9.93E-18</text:p>
          </table:table-cell>
          <table:table-cell office:value-type="float" office:value="2.3053E-020" calcext:value-type="float">
            <text:p>2.31E-20</text:p>
          </table:table-cell>
          <table:table-cell office:value-type="float" office:value="0.000000000021726" calcext:value-type="float">
            <text:p>2.17E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016788" calcext:value-type="float">
            <text:p>1.68E-14</text:p>
          </table:table-cell>
          <table:table-cell office:value-type="float" office:value="0.0000000000011245" calcext:value-type="float">
            <text:p>1.12E-12</text:p>
          </table:table-cell>
          <table:table-cell office:value-type="float" office:value="6.9412E-018" calcext:value-type="float">
            <text:p>6.94E-18</text:p>
          </table:table-cell>
          <table:table-cell office:value-type="float" office:value="2.2651E-020" calcext:value-type="float">
            <text:p>2.27E-20</text:p>
          </table:table-cell>
          <table:table-cell office:value-type="float" office:value="0.0000000000011247" calcext:value-type="float">
            <text:p>1.12E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449E-016" calcext:value-type="float">
            <text:p>2.64E-16</text:p>
          </table:table-cell>
          <table:table-cell office:value-type="float" office:value="0.000000000000097107" calcext:value-type="float">
            <text:p>9.71E-14</text:p>
          </table:table-cell>
          <table:table-cell office:value-type="float" office:value="6.3221E-018" calcext:value-type="float">
            <text:p>6.32E-18</text:p>
          </table:table-cell>
          <table:table-cell office:value-type="float" office:value="2.3229E-020" calcext:value-type="float">
            <text:p>2.32E-20</text:p>
          </table:table-cell>
          <table:table-cell office:value-type="float" office:value="0.000000000000097107" calcext:value-type="float">
            <text:p>9.71E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 table:number-rows-repeated="12">
          <table:table-cell table:number-columns-repeated="5"/>
          <table:table-cell table:style-name="ce2"/>
        </table:table-row>
        <table:table-row table:style-name="ro1">
          <table:table-cell table:number-columns-repeated="5"/>
          <table:table-cell table:style-name="ce1"/>
        </table:table-row>
      </table:table>
      <table:table table:name="Discrete Stratification" table:style-name="ta1">
        <table:shapes>
          <draw:frame draw:z-index="0" draw:style-name="gr1" draw:text-style-name="P1" svg:width="903.17pt" svg:height="525.54pt" svg:x="547.37pt" svg:y="158.12pt">
            <draw:object draw:notify-on-update-of-ranges="'Discrete Stratification'.G1:'Discrete Stratification'.G11 'Discrete Stratification'.F12:'Discrete Stratification'.F12 'Discrete Stratification'.F1:'Discrete Stratification'.F11 'Discrete Stratification'.G1:'Discrete Stratification'.G11 'Discrete Stratification'.D12:'Discrete Stratification'.D12 'Discrete Stratification'.D1:'Discrete Stratification'.D11 'Discrete Stratification'.G1:'Discrete Stratification'.G11 'Discrete Stratification'.E12:'Discrete Stratification'.E12 'Discrete Stratification'.E1:'Discrete Stratification'.E11 'Discrete Stratification'.G1:'Discrete Stratification'.G11 'Discrete Stratification'.A12:'Discrete Stratification'.A12 'Discrete Stratification'.A1:'Discrete Stratification'.A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float" office:value="0.000051085" calcext:value-type="float">
            <text:p>5.11E-05</text:p>
          </table:table-cell>
          <table:table-cell office:value-type="float" office:value="0.000047648" calcext:value-type="float">
            <text:p>4.76E-05</text:p>
          </table:table-cell>
          <table:table-cell office:value-type="float" office:value="0.0015092" calcext:value-type="float">
            <text:p>1.51E-03</text:p>
          </table:table-cell>
          <table:table-cell office:value-type="float" office:value="0.00000000696" calcext:value-type="float">
            <text:p>6.96E-09</text:p>
          </table:table-cell>
          <table:table-cell office:value-type="float" office:value="0.000000018685" calcext:value-type="float">
            <text:p>1.87E-08</text:p>
          </table:table-cell>
          <table:table-cell office:value-type="float" office:value="0.0015099" calcext:value-type="float">
            <text:p>1.51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63021" calcext:value-type="float">
            <text:p>6.30E-06</text:p>
          </table:table-cell>
          <table:table-cell office:value-type="float" office:value="0.0000062732" calcext:value-type="float">
            <text:p>6.27E-06</text:p>
          </table:table-cell>
          <table:table-cell office:value-type="float" office:value="0.00046496" calcext:value-type="float">
            <text:p>4.65E-04</text:p>
          </table:table-cell>
          <table:table-cell office:value-type="float" office:value="0.00000000074785" calcext:value-type="float">
            <text:p>7.48E-10</text:p>
          </table:table-cell>
          <table:table-cell office:value-type="float" office:value="0.0000000028658" calcext:value-type="float">
            <text:p>2.87E-09</text:p>
          </table:table-cell>
          <table:table-cell office:value-type="float" office:value="0.000465" calcext:value-type="float">
            <text:p>4.65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87088" calcext:value-type="float">
            <text:p>8.71E-07</text:p>
          </table:table-cell>
          <table:table-cell office:value-type="float" office:value="0.00000091959" calcext:value-type="float">
            <text:p>9.20E-07</text:p>
          </table:table-cell>
          <table:table-cell office:value-type="float" office:value="0.000080416" calcext:value-type="float">
            <text:p>8.04E-05</text:p>
          </table:table-cell>
          <table:table-cell office:value-type="float" office:value="0.000000000026263" calcext:value-type="float">
            <text:p>2.63E-11</text:p>
          </table:table-cell>
          <table:table-cell office:value-type="float" office:value="0.00000000011907" calcext:value-type="float">
            <text:p>1.19E-10</text:p>
          </table:table-cell>
          <table:table-cell office:value-type="float" office:value="0.000080421" calcext:value-type="float">
            <text:p>8.04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2699" calcext:value-type="float">
            <text:p>1.27E-07</text:p>
          </table:table-cell>
          <table:table-cell office:value-type="float" office:value="0.00000011614" calcext:value-type="float">
            <text:p>1.16E-07</text:p>
          </table:table-cell>
          <table:table-cell office:value-type="float" office:value="0.0000098565" calcext:value-type="float">
            <text:p>9.86E-06</text:p>
          </table:table-cell>
          <table:table-cell office:value-type="float" office:value="0.00000000000041116" calcext:value-type="float">
            <text:p>4.11E-13</text:p>
          </table:table-cell>
          <table:table-cell office:value-type="float" office:value="0.0000000000021793" calcext:value-type="float">
            <text:p>2.18E-12</text:p>
          </table:table-cell>
          <table:table-cell office:value-type="float" office:value="0.0000098572" calcext:value-type="float">
            <text:p>9.86E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15551" calcext:value-type="float">
            <text:p>1.56E-08</text:p>
          </table:table-cell>
          <table:table-cell office:value-type="float" office:value="0.000000013233" calcext:value-type="float">
            <text:p>1.32E-08</text:p>
          </table:table-cell>
          <table:table-cell office:value-type="float" office:value="0.00000096302" calcext:value-type="float">
            <text:p>9.63E-07</text:p>
          </table:table-cell>
          <table:table-cell office:value-type="float" office:value="3.8957E-015" calcext:value-type="float">
            <text:p>3.90E-15</text:p>
          </table:table-cell>
          <table:table-cell office:value-type="float" office:value="0.000000000000022992" calcext:value-type="float">
            <text:p>2.30E-14</text:p>
          </table:table-cell>
          <table:table-cell office:value-type="float" office:value="0.00000096312" calcext:value-type="float">
            <text:p>9.63E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359" calcext:value-type="float">
            <text:p>1.36E-09</text:p>
          </table:table-cell>
          <table:table-cell office:value-type="float" office:value="0.0000000011134" calcext:value-type="float">
            <text:p>1.11E-09</text:p>
          </table:table-cell>
          <table:table-cell office:value-type="float" office:value="0.000000078214" calcext:value-type="float">
            <text:p>7.82E-08</text:p>
          </table:table-cell>
          <table:table-cell office:value-type="float" office:value="2.6563E-017" calcext:value-type="float">
            <text:p>2.66E-17</text:p>
          </table:table-cell>
          <table:table-cell office:value-type="float" office:value="1.5934E-016" calcext:value-type="float">
            <text:p>1.59E-16</text:p>
          </table:table-cell>
          <table:table-cell office:value-type="float" office:value="0.000000078222" calcext:value-type="float">
            <text:p>7.82E-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088754" calcext:value-type="float">
            <text:p>8.88E-11</text:p>
          </table:table-cell>
          <table:table-cell office:value-type="float" office:value="0.000000000084373" calcext:value-type="float">
            <text:p>8.44E-11</text:p>
          </table:table-cell>
          <table:table-cell office:value-type="float" office:value="0.0000000054849" calcext:value-type="float">
            <text:p>5.48E-09</text:p>
          </table:table-cell>
          <table:table-cell office:value-type="float" office:value="7.5895E-018" calcext:value-type="float">
            <text:p>7.59E-18</text:p>
          </table:table-cell>
          <table:table-cell office:value-type="float" office:value="7.8355E-019" calcext:value-type="float">
            <text:p>7.84E-19</text:p>
          </table:table-cell>
          <table:table-cell office:value-type="float" office:value="0.0000000054855" calcext:value-type="float">
            <text:p>5.49E-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30034" calcext:value-type="float">
            <text:p>3.00E-12</text:p>
          </table:table-cell>
          <table:table-cell office:value-type="float" office:value="0.0000000000056108" calcext:value-type="float">
            <text:p>5.61E-12</text:p>
          </table:table-cell>
          <table:table-cell office:value-type="float" office:value="0.00000000034118" calcext:value-type="float">
            <text:p>3.41E-10</text:p>
          </table:table-cell>
          <table:table-cell office:value-type="float" office:value="6.1751E-018" calcext:value-type="float">
            <text:p>6.18E-18</text:p>
          </table:table-cell>
          <table:table-cell office:value-type="float" office:value="2.5355E-020" calcext:value-type="float">
            <text:p>2.54E-20</text:p>
          </table:table-cell>
          <table:table-cell office:value-type="float" office:value="0.00000000034123" calcext:value-type="float">
            <text:p>3.41E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63776" calcext:value-type="float">
            <text:p>6.38E-13</text:p>
          </table:table-cell>
          <table:table-cell office:value-type="float" office:value="0.00000000000031064" calcext:value-type="float">
            <text:p>3.11E-13</text:p>
          </table:table-cell>
          <table:table-cell office:value-type="float" office:value="0.000000000019112" calcext:value-type="float">
            <text:p>1.91E-11</text:p>
          </table:table-cell>
          <table:table-cell office:value-type="float" office:value="8.2195E-018" calcext:value-type="float">
            <text:p>8.22E-18</text:p>
          </table:table-cell>
          <table:table-cell office:value-type="float" office:value="2.451E-020" calcext:value-type="float">
            <text:p>2.45E-20</text:p>
          </table:table-cell>
          <table:table-cell office:value-type="float" office:value="0.000000000019115" calcext:value-type="float">
            <text:p>1.91E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3341" calcext:value-type="float">
            <text:p>1.33E-13</text:p>
          </table:table-cell>
          <table:table-cell office:value-type="float" office:value="0.000000000000022956" calcext:value-type="float">
            <text:p>2.30E-14</text:p>
          </table:table-cell>
          <table:table-cell office:value-type="float" office:value="0.00000000000097741" calcext:value-type="float">
            <text:p>9.77E-13</text:p>
          </table:table-cell>
          <table:table-cell office:value-type="float" office:value="6.9648E-018" calcext:value-type="float">
            <text:p>6.96E-18</text:p>
          </table:table-cell>
          <table:table-cell office:value-type="float" office:value="2.5056E-020" calcext:value-type="float">
            <text:p>2.51E-20</text:p>
          </table:table-cell>
          <table:table-cell office:value-type="float" office:value="0.00000000000097768" calcext:value-type="float">
            <text:p>9.78E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1362" calcext:value-type="float">
            <text:p>2.14E-14</text:p>
          </table:table-cell>
          <table:table-cell office:value-type="float" office:value="1.7711E-015" calcext:value-type="float">
            <text:p>1.77E-15</text:p>
          </table:table-cell>
          <table:table-cell office:value-type="float" office:value="0.000000000000095204" calcext:value-type="float">
            <text:p>9.52E-14</text:p>
          </table:table-cell>
          <table:table-cell office:value-type="float" office:value="7.4742E-018" calcext:value-type="float">
            <text:p>7.47E-18</text:p>
          </table:table-cell>
          <table:table-cell office:value-type="float" office:value="2.5824E-020" calcext:value-type="float">
            <text:p>2.58E-20</text:p>
          </table:table-cell>
          <table:table-cell office:value-type="float" office:value="0.00000000000009522" calcext:value-type="float">
            <text:p>9.52E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table table:name="Uniform Stratification (Schar 25m)" table:style-name="ta1">
        <table:shapes>
          <draw:frame draw:z-index="0" draw:style-name="gr1" draw:text-style-name="P1" svg:width="903.17pt" svg:height="525.54pt" svg:x="547.37pt" svg:y="158.12pt">
            <draw:object draw:notify-on-update-of-ranges="'Uniform Stratification (Schar 25m)'.G1:'Uniform Stratification (Schar 25m)'.G11 'Uniform Stratification (Schar 25m)'.F12:'Uniform Stratification (Schar 25m)'.F12 'Uniform Stratification (Schar 25m)'.F1:'Uniform Stratification (Schar 25m)'.F11 'Uniform Stratification (Schar 25m)'.G1:'Uniform Stratification (Schar 25m)'.G11 'Uniform Stratification (Schar 25m)'.D12:'Uniform Stratification (Schar 25m)'.D12 'Uniform Stratification (Schar 25m)'.D1:'Uniform Stratification (Schar 25m)'.D11 'Uniform Stratification (Schar 25m)'.G1:'Uniform Stratification (Schar 25m)'.G11 'Uniform Stratification (Schar 25m)'.E12:'Uniform Stratification (Schar 25m)'.E12 'Uniform Stratification (Schar 25m)'.E1:'Uniform Stratification (Schar 25m)'.E11 'Uniform Stratification (Schar 25m)'.G1:'Uniform Stratification (Schar 25m)'.G11 'Uniform Stratification (Schar 25m)'.A12:'Uniform Stratification (Schar 25m)'.A12 'Uniform Stratification (Schar 25m)'.A1:'Uniform Stratification (Schar 25m)'.A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float" office:value="0.000051085" calcext:value-type="float">
            <text:p>5.11E-05</text:p>
          </table:table-cell>
          <table:table-cell office:value-type="float" office:value="0.00019373" calcext:value-type="float">
            <text:p>1.94E-04</text:p>
          </table:table-cell>
          <table:table-cell office:value-type="float" office:value="0.00052023" calcext:value-type="float">
            <text:p>5.20E-04</text:p>
          </table:table-cell>
          <table:table-cell office:value-type="float" office:value="0.000000026756" calcext:value-type="float">
            <text:p>2.68E-08</text:p>
          </table:table-cell>
          <table:table-cell office:value-type="float" office:value="0.000000025144" calcext:value-type="float">
            <text:p>2.51E-08</text:p>
          </table:table-cell>
          <table:table-cell office:value-type="float" office:value="0.00055513" calcext:value-type="float">
            <text:p>5.55E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63021" calcext:value-type="float">
            <text:p>6.30E-06</text:p>
          </table:table-cell>
          <table:table-cell office:value-type="float" office:value="0.0000019651" calcext:value-type="float">
            <text:p>1.97E-06</text:p>
          </table:table-cell>
          <table:table-cell office:value-type="float" office:value="0.000029593" calcext:value-type="float">
            <text:p>2.96E-05</text:p>
          </table:table-cell>
          <table:table-cell office:value-type="float" office:value="0.00000000011659" calcext:value-type="float">
            <text:p>1.17E-10</text:p>
          </table:table-cell>
          <table:table-cell office:value-type="float" office:value="0.00000000016653" calcext:value-type="float">
            <text:p>1.67E-10</text:p>
          </table:table-cell>
          <table:table-cell office:value-type="float" office:value="0.000029658" calcext:value-type="float">
            <text:p>2.9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87088" calcext:value-type="float">
            <text:p>8.71E-07</text:p>
          </table:table-cell>
          <table:table-cell office:value-type="float" office:value="0.00000013457" calcext:value-type="float">
            <text:p>1.35E-07</text:p>
          </table:table-cell>
          <table:table-cell office:value-type="float" office:value="0.000001279" calcext:value-type="float">
            <text:p>1.28E-06</text:p>
          </table:table-cell>
          <table:table-cell office:value-type="float" office:value="0.00000000000013633" calcext:value-type="float">
            <text:p>1.36E-13</text:p>
          </table:table-cell>
          <table:table-cell office:value-type="float" office:value="0.00000000000028502" calcext:value-type="float">
            <text:p>2.85E-13</text:p>
          </table:table-cell>
          <table:table-cell office:value-type="float" office:value="0.0000012861" calcext:value-type="float">
            <text:p>1.29E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2699" calcext:value-type="float">
            <text:p>1.27E-07</text:p>
          </table:table-cell>
          <table:table-cell office:value-type="float" office:value="0.0000000075879" calcext:value-type="float">
            <text:p>7.59E-09</text:p>
          </table:table-cell>
          <table:table-cell office:value-type="float" office:value="0.00000004106" calcext:value-type="float">
            <text:p>4.11E-08</text:p>
          </table:table-cell>
          <table:table-cell office:value-type="float" office:value="1.1501E-016" calcext:value-type="float">
            <text:p>1.15E-16</text:p>
          </table:table-cell>
          <table:table-cell office:value-type="float" office:value="2.7244E-016" calcext:value-type="float">
            <text:p>2.72E-16</text:p>
          </table:table-cell>
          <table:table-cell office:value-type="float" office:value="0.000000041755" calcext:value-type="float">
            <text:p>4.18E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15551" calcext:value-type="float">
            <text:p>1.56E-08</text:p>
          </table:table-cell>
          <table:table-cell office:value-type="float" office:value="0.00000000042949" calcext:value-type="float">
            <text:p>4.29E-10</text:p>
          </table:table-cell>
          <table:table-cell office:value-type="float" office:value="0.0000000010848" calcext:value-type="float">
            <text:p>1.08E-09</text:p>
          </table:table-cell>
          <table:table-cell office:value-type="float" office:value="1.3499E-017" calcext:value-type="float">
            <text:p>1.35E-17</text:p>
          </table:table-cell>
          <table:table-cell office:value-type="float" office:value="1.4865E-019" calcext:value-type="float">
            <text:p>1.49E-19</text:p>
          </table:table-cell>
          <table:table-cell office:value-type="float" office:value="0.0000000011668" calcext:value-type="float">
            <text:p>1.17E-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359" calcext:value-type="float">
            <text:p>1.36E-09</text:p>
          </table:table-cell>
          <table:table-cell office:value-type="float" office:value="0.000000000018355" calcext:value-type="float">
            <text:p>1.84E-11</text:p>
          </table:table-cell>
          <table:table-cell office:value-type="float" office:value="0.000000000024781" calcext:value-type="float">
            <text:p>2.48E-11</text:p>
          </table:table-cell>
          <table:table-cell office:value-type="float" office:value="2.5381E-017" calcext:value-type="float">
            <text:p>2.54E-17</text:p>
          </table:table-cell>
          <table:table-cell office:value-type="float" office:value="1.4641E-020" calcext:value-type="float">
            <text:p>1.46E-20</text:p>
          </table:table-cell>
          <table:table-cell office:value-type="float" office:value="0.000000000030838" calcext:value-type="float">
            <text:p>3.08E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088754" calcext:value-type="float">
            <text:p>8.88E-11</text:p>
          </table:table-cell>
          <table:table-cell office:value-type="float" office:value="0.00000000000086049" calcext:value-type="float">
            <text:p>8.60E-13</text:p>
          </table:table-cell>
          <table:table-cell office:value-type="float" office:value="0.00000000000049415" calcext:value-type="float">
            <text:p>4.94E-13</text:p>
          </table:table-cell>
          <table:table-cell office:value-type="float" office:value="2.1238E-017" calcext:value-type="float">
            <text:p>2.12E-17</text:p>
          </table:table-cell>
          <table:table-cell office:value-type="float" office:value="1.442E-020" calcext:value-type="float">
            <text:p>1.44E-20</text:p>
          </table:table-cell>
          <table:table-cell office:value-type="float" office:value="0.00000000000099228" calcext:value-type="float">
            <text:p>9.92E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30034" calcext:value-type="float">
            <text:p>3.00E-12</text:p>
          </table:table-cell>
          <table:table-cell office:value-type="float" office:value="0.000000000000045494" calcext:value-type="float">
            <text:p>4.55E-14</text:p>
          </table:table-cell>
          <table:table-cell office:value-type="float" office:value="0.000000000000082501" calcext:value-type="float">
            <text:p>8.25E-14</text:p>
          </table:table-cell>
          <table:table-cell office:value-type="float" office:value="1.6828E-017" calcext:value-type="float">
            <text:p>1.68E-17</text:p>
          </table:table-cell>
          <table:table-cell office:value-type="float" office:value="1.4258E-020" calcext:value-type="float">
            <text:p>1.43E-20</text:p>
          </table:table-cell>
          <table:table-cell office:value-type="float" office:value="0.000000000000094214" calcext:value-type="float">
            <text:p>9.42E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63776" calcext:value-type="float">
            <text:p>6.38E-13</text:p>
          </table:table-cell>
          <table:table-cell office:value-type="float" office:value="9.0367E-015" calcext:value-type="float">
            <text:p>9.04E-15</text:p>
          </table:table-cell>
          <table:table-cell office:value-type="float" office:value="0.000000000000065084" calcext:value-type="float">
            <text:p>6.51E-14</text:p>
          </table:table-cell>
          <table:table-cell office:value-type="float" office:value="1.6852E-017" calcext:value-type="float">
            <text:p>1.69E-17</text:p>
          </table:table-cell>
          <table:table-cell office:value-type="float" office:value="1.4431E-020" calcext:value-type="float">
            <text:p>1.44E-20</text:p>
          </table:table-cell>
          <table:table-cell office:value-type="float" office:value="0.000000000000065708" calcext:value-type="float">
            <text:p>6.57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3341" calcext:value-type="float">
            <text:p>1.33E-13</text:p>
          </table:table-cell>
          <table:table-cell office:value-type="float" office:value="0.000000000000014745" calcext:value-type="float">
            <text:p>1.47E-14</text:p>
          </table:table-cell>
          <table:table-cell office:value-type="float" office:value="0.000000000000063739" calcext:value-type="float">
            <text:p>6.37E-14</text:p>
          </table:table-cell>
          <table:table-cell office:value-type="float" office:value="1.8487E-017" calcext:value-type="float">
            <text:p>1.85E-17</text:p>
          </table:table-cell>
          <table:table-cell office:value-type="float" office:value="1.3876E-020" calcext:value-type="float">
            <text:p>1.39E-20</text:p>
          </table:table-cell>
          <table:table-cell office:value-type="float" office:value="0.000000000000065423" calcext:value-type="float">
            <text:p>6.54E-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1362" calcext:value-type="float">
            <text:p>2.14E-14</text:p>
          </table:table-cell>
          <table:table-cell office:value-type="float" office:value="1.1206E-015" calcext:value-type="float">
            <text:p>1.12E-15</text:p>
          </table:table-cell>
          <table:table-cell office:value-type="float" office:value="0.000000000000062628" calcext:value-type="float">
            <text:p>6.26E-14</text:p>
          </table:table-cell>
          <table:table-cell office:value-type="float" office:value="1.4159E-017" calcext:value-type="float">
            <text:p>1.42E-17</text:p>
          </table:table-cell>
          <table:table-cell office:value-type="float" office:value="1.4645E-020" calcext:value-type="float">
            <text:p>1.46E-20</text:p>
          </table:table-cell>
          <table:table-cell office:value-type="float" office:value="0.000000000000062638" calcext:value-type="float">
            <text:p>6.26E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09:07:12.063002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09:23:03.818892223</dc:date>
    <meta:editing-duration>P3DT18H2M24S</meta:editing-duration>
    <meta:editing-cycles>21</meta:editing-cycles>
    <meta:generator>LibreOffice/6.0.7.3$Linux_X86_64 LibreOffice_project/00m0$Build-3</meta:generator>
    <meta:document-statistic meta:table-count="3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48cm" svg:height="18.541cm" xlink:href=".." xlink:type="simple" chart:class="chart:scatter" chart:style-name="ch1">
        <chart:title svg:x="9.623cm" svg:y="0.506cm" chart:style-name="ch2">
          <text:p>Newton's Method Convergence - Smooth Variable Stratification</text:p>
        </chart:title>
        <chart:subtitle svg:x="14.107cm" svg:y="1.655cm" chart:style-name="ch3">
          <text:p>Terrain Height: 10 m</text:p>
        </chart:subtitle>
        <chart:legend chart:legend-position="end" svg:x="24.399cm" svg:y="7.567cm" style:legend-expansion="high" chart:style-name="ch4"/>
        <chart:plot-area chart:style-name="ch5" table:cell-range-address="'Smooth Stratification'.C1:'Smooth Stratification'.F11 'Smooth Stratification'.C12:'Smooth Stratification'.E12 'Smooth Stratification'.A1:'Smooth Stratification'.A12" chart:data-source-has-labels="row" svg:x="1.647cm" svg:y="2.708cm" svg:width="22.116cm" svg:height="14.482cm">
          <chartooo:coordinate-region svg:x="3.274cm" svg:y="2.907cm" svg:width="20.302cm" svg:height="13.636cm"/>
          <chart:axis chart:dimension="x" chart:name="primary-x" chart:style-name="ch6">
            <chart:title svg:x="11.4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'.E1:'Smooth Stratification'.E11" chart:label-cell-address="'Smooth Stratification'.E12:'Smooth Stratification'.E12" chart:class="chart:scatter">
            <chart:domain table:cell-range-address="'Smooth Stratification'.F1:'Smooth Stratification'.F11"/>
            <chart:regression-curve chart:style-name="ch12">
              <chart:equation chart:display-equation="true" chart:display-r-square="false" svg:x="23.796cm" svg:y="3.344cm" chart:style-name="ch13"/>
            </chart:regression-curve>
            <chart:data-point chart:style-name="ch14"/>
            <chart:data-point/>
            <chart:data-point chart:style-name="ch14" chart:repeated="2"/>
            <chart:data-point chart:repeated="7"/>
          </chart:series>
          <chart:series chart:style-name="ch15" chart:values-cell-range-address="'Smooth Stratification'.D1:'Smooth Stratification'.D11" chart:label-cell-address="'Smooth Stratification'.D12:'Smooth Stratification'.D12" chart:class="chart:scatter">
            <chart:data-point chart:repeated="11"/>
          </chart:series>
          <chart:series chart:style-name="ch16" chart:values-cell-range-address="'Smooth Stratification'.C1:'Smooth Stratification'.C11" chart:label-cell-address="'Smooth Stratification'.C12:'Smooth Stratification'.C12" chart:class="chart:scatter">
            <chart:data-point chart:repeated="11"/>
          </chart:series>
          <chart:series chart:style-name="ch17" chart:values-cell-range-address="'Smooth Stratification'.A1:'Smooth Stratification'.A11" chart:label-cell-address="'Smooth Stratification'.A12:'Smooth Stratification'.A12" chart:class="chart:scatter">
            <chart:regression-curve chart:style-name="ch18">
              <chart:equation chart:display-equation="true" chart:display-r-square="false" svg:x="23.712cm" svg:y="4.842cm" chart:style-name="ch13"/>
            </chart:regression-curve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'.E12:'Smooth Stratification'.E12</svg:desc>
                </draw:g>
              </table:table-cell>
              <table:table-cell office:value-type="string">
                <text:p>Theta Residual L2</text:p>
                <draw:g>
                  <svg:desc>'Smooth Stratification'.D12:'Smooth Stratification'.D12</svg:desc>
                </draw:g>
              </table:table-cell>
              <table:table-cell office:value-type="string">
                <text:p>P Residual L2</text:p>
                <draw:g>
                  <svg:desc>'Smooth Stratification'.C12:'Smooth Stratification'.C12</svg:desc>
                </draw:g>
              </table:table-cell>
              <table:table-cell office:value-type="string">
                <text:p>U Residual L2</text:p>
                <draw:g>
                  <svg:desc>'Smooth Stratification'.A12:'Smooth Stratification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'.F1:'Smooth Stratification'.F11</svg:desc>
                </draw:g>
              </table:table-cell>
              <table:table-cell office:value-type="float" office:value="0.0015063">
                <text:p>0.0015063</text:p>
                <draw:g>
                  <svg:desc>'Smooth Stratification'.E1:'Smooth Stratification'.E11</svg:desc>
                </draw:g>
              </table:table-cell>
              <table:table-cell office:value-type="float" office:value="0.00000001701">
                <text:p>0.00000001701</text:p>
                <draw:g>
                  <svg:desc>'Smooth Stratification'.D1:'Smooth Stratification'.D11</svg:desc>
                </draw:g>
              </table:table-cell>
              <table:table-cell office:value-type="float" office:value="0.0000000052679">
                <text:p>0.0000000052679</text:p>
                <draw:g>
                  <svg:desc>'Smooth Stratification'.C1:'Smooth Stratification'.C11</svg:desc>
                </draw:g>
              </table:table-cell>
              <table:table-cell office:value-type="float" office:value="0.000041421">
                <text:p>0.000041421</text:p>
                <draw:g>
                  <svg:desc>'Smooth Stratification'.A1:'Smooth Stratification'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5941">
                <text:p>0.00045941</text:p>
              </table:table-cell>
              <table:table-cell office:value-type="float" office:value="0.0000000021179">
                <text:p>0.0000000021179</text:p>
              </table:table-cell>
              <table:table-cell office:value-type="float" office:value="0.00000000051967">
                <text:p>0.00000000051967</text:p>
              </table:table-cell>
              <table:table-cell office:value-type="float" office:value="0.0000086812">
                <text:p>0.0000086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0317">
                <text:p>0.000080317</text:p>
              </table:table-cell>
              <table:table-cell office:value-type="float" office:value="0.000000000092901">
                <text:p>0.000000000092901</text:p>
              </table:table-cell>
              <table:table-cell office:value-type="float" office:value="0.000000000019001">
                <text:p>0.000000000019001</text:p>
              </table:table-cell>
              <table:table-cell office:value-type="float" office:value="0.0000015845">
                <text:p>0.0000015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0001">
                <text:p>0.000010001</text:p>
              </table:table-cell>
              <table:table-cell office:value-type="float" office:value="0.0000000000017975">
                <text:p>0.0000000000017975</text:p>
              </table:table-cell>
              <table:table-cell office:value-type="float" office:value="0.00000000000032337">
                <text:p>0.00000000000032337</text:p>
              </table:table-cell>
              <table:table-cell office:value-type="float" office:value="0.00000020828">
                <text:p>0.00000020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997">
                <text:p>0.000000997</text:p>
              </table:table-cell>
              <table:table-cell office:value-type="float" office:value="0.000000000000019783">
                <text:p>0.000000000000019783</text:p>
              </table:table-cell>
              <table:table-cell office:value-type="float" office:value="3.1985E-015">
                <text:p>3.1985E-015</text:p>
              </table:table-cell>
              <table:table-cell office:value-type="float" office:value="0.00000002182">
                <text:p>0.00000002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83034">
                <text:p>0.000000083034</text:p>
              </table:table-cell>
              <table:table-cell office:value-type="float" office:value="1.42E-016">
                <text:p>1.42E-016</text:p>
              </table:table-cell>
              <table:table-cell office:value-type="float" office:value="2.2413E-017">
                <text:p>2.2413E-017</text:p>
              </table:table-cell>
              <table:table-cell office:value-type="float" office:value="0.0000000018183">
                <text:p>0.0000000018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59762">
                <text:p>0.0000000059762</text:p>
              </table:table-cell>
              <table:table-cell office:value-type="float" office:value="7.1718E-019">
                <text:p>7.1718E-019</text:p>
              </table:table-cell>
              <table:table-cell office:value-type="float" office:value="8.6656E-018">
                <text:p>8.6656E-018</text:p>
              </table:table-cell>
              <table:table-cell office:value-type="float" office:value="0.00000000012612">
                <text:p>0.00000000012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038076">
                <text:p>0.00000000038076</text:p>
              </table:table-cell>
              <table:table-cell office:value-type="float" office:value="2.306E-020">
                <text:p>2.306E-020</text:p>
              </table:table-cell>
              <table:table-cell office:value-type="float" office:value="7.3583E-018">
                <text:p>7.3583E-018</text:p>
              </table:table-cell>
              <table:table-cell office:value-type="float" office:value="0.0000000000074136">
                <text:p>0.0000000000074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021726">
                <text:p>0.000000000021726</text:p>
              </table:table-cell>
              <table:table-cell office:value-type="float" office:value="2.3053E-020">
                <text:p>2.3053E-020</text:p>
              </table:table-cell>
              <table:table-cell office:value-type="float" office:value="9.9286E-018">
                <text:p>9.9286E-018</text:p>
              </table:table-cell>
              <table:table-cell office:value-type="float" office:value="0.0000000000003695">
                <text:p>0.0000000000003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011247">
                <text:p>0.0000000000011247</text:p>
              </table:table-cell>
              <table:table-cell office:value-type="float" office:value="2.2651E-020">
                <text:p>2.2651E-020</text:p>
              </table:table-cell>
              <table:table-cell office:value-type="float" office:value="6.9412E-018">
                <text:p>6.9412E-018</text:p>
              </table:table-cell>
              <table:table-cell office:value-type="float" office:value="0.000000000000016788">
                <text:p>0.000000000000016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0097107">
                <text:p>0.000000000000097107</text:p>
              </table:table-cell>
              <table:table-cell office:value-type="float" office:value="2.3229E-020">
                <text:p>2.3229E-020</text:p>
              </table:table-cell>
              <table:table-cell office:value-type="float" office:value="6.3221E-018">
                <text:p>6.3221E-018</text:p>
              </table:table-cell>
              <table:table-cell office:value-type="float" office:value="2.6449E-016">
                <text:p>2.644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863cm" svg:height="18.541cm" xlink:href=".." xlink:type="simple" chart:class="chart:scatter" chart:style-name="ch1">
        <chart:title svg:x="9.551cm" svg:y="0.506cm" chart:style-name="ch2">
          <text:p>Newton's Method Convergence - Discrete Variable Stratification</text:p>
        </chart:title>
        <chart:subtitle svg:x="14.114cm" svg:y="1.655cm" chart:style-name="ch3">
          <text:p>Terrain Height: 10 m</text:p>
        </chart:subtitle>
        <chart:legend chart:legend-position="end" svg:x="24.414cm" svg:y="7.567cm" style:legend-expansion="high" chart:style-name="ch4"/>
        <chart:plot-area chart:style-name="ch5" table:cell-range-address="'Discrete Stratification'.E1:'Discrete Stratification'.G11 'Discrete Stratification'.E12:'Discrete Stratification'.F12 'Discrete Stratification'.D1:'Discrete Stratification'.D12 'Discrete Stratification'.A1:'Discrete Stratification'.A12" chart:data-source-has-labels="row" svg:x="1.648cm" svg:y="2.708cm" svg:width="22.129cm" svg:height="14.482cm">
          <chartooo:coordinate-region svg:x="3.275cm" svg:y="2.907cm" svg:width="20.315cm" svg:height="13.636cm"/>
          <chart:axis chart:dimension="x" chart:name="primary-x" chart:style-name="ch6">
            <chart:title svg:x="11.47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Discrete Stratification'.F1:'Discrete Stratification'.F11" chart:label-cell-address="'Discrete Stratification'.F12:'Discrete Stratification'.F12" chart:class="chart:scatter">
            <chart:domain table:cell-range-address="'Discrete Stratification'.G1:'Discrete Stratification'.G11"/>
            <chart:regression-curve chart:style-name="ch12">
              <chart:equation chart:display-equation="true" chart:display-r-square="false" svg:x="23.674cm" svg:y="3.344cm" chart:style-name="ch13"/>
            </chart:regression-curve>
            <chart:data-point chart:style-name="ch14"/>
            <chart:data-point/>
            <chart:data-point chart:style-name="ch14" chart:repeated="2"/>
            <chart:data-point chart:repeated="7"/>
          </chart:series>
          <chart:series chart:style-name="ch15" chart:values-cell-range-address="'Discrete Stratification'.D1:'Discrete Stratification'.D11" chart:label-cell-address="'Discrete Stratification'.D12:'Discrete Stratification'.D12" chart:class="chart:scatter">
            <chart:data-point chart:repeated="2"/>
            <chart:data-point chart:style-name="ch16"/>
            <chart:data-point chart:repeated="8"/>
          </chart:series>
          <chart:series chart:style-name="ch17" chart:values-cell-range-address="'Discrete Stratification'.E1:'Discrete Stratification'.E11" chart:label-cell-address="'Discrete Stratification'.E12:'Discrete Stratification'.E12" chart:class="chart:scatter">
            <chart:data-point chart:repeated="11"/>
          </chart:series>
          <chart:series chart:style-name="ch18" chart:values-cell-range-address="'Discrete Stratification'.A1:'Discrete Stratification'.A11" chart:label-cell-address="'Discrete Stratification'.A12:'Discrete Stratification'.A12" chart:class="chart:scatter">
            <chart:regression-curve chart:style-name="ch19">
              <chart:equation chart:display-equation="true" chart:display-r-square="false" svg:x="23.674cm" svg:y="4.869cm" chart:style-name="ch13"/>
            </chart:regression-curve>
            <chart:data-point chart:repeated="3"/>
            <chart:data-point chart:style-name="ch20"/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otal Residual L2 </text:p>
                <draw:g>
                  <svg:desc>'Discrete Stratification'.F12:'Discrete Stratification'.F12</svg:desc>
                </draw:g>
              </table:table-cell>
              <table:table-cell office:value-type="string">
                <text:p>P Residual L2</text:p>
                <draw:g>
                  <svg:desc>'Discrete Stratification'.D12:'Discrete Stratification'.D12</svg:desc>
                </draw:g>
              </table:table-cell>
              <table:table-cell office:value-type="string">
                <text:p>Theta Residual L2</text:p>
                <draw:g>
                  <svg:desc>'Discrete Stratification'.E12:'Discrete Stratification'.E12</svg:desc>
                </draw:g>
              </table:table-cell>
              <table:table-cell office:value-type="string">
                <text:p>U Residual L2</text:p>
                <draw:g>
                  <svg:desc>'Discrete Stratification'.A12:'Discrete Stratification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crete Stratification'.G1:'Discrete Stratification'.G11</svg:desc>
                </draw:g>
              </table:table-cell>
              <table:table-cell office:value-type="float" office:value="0.0015099">
                <text:p>0.0015099</text:p>
                <draw:g>
                  <svg:desc>'Discrete Stratification'.F1:'Discrete Stratification'.F11</svg:desc>
                </draw:g>
              </table:table-cell>
              <table:table-cell office:value-type="float" office:value="0.00000000696">
                <text:p>0.00000000696</text:p>
                <draw:g>
                  <svg:desc>'Discrete Stratification'.D1:'Discrete Stratification'.D11</svg:desc>
                </draw:g>
              </table:table-cell>
              <table:table-cell office:value-type="float" office:value="0.000000018685">
                <text:p>0.000000018685</text:p>
                <draw:g>
                  <svg:desc>'Discrete Stratification'.E1:'Discrete Stratification'.E11</svg:desc>
                </draw:g>
              </table:table-cell>
              <table:table-cell office:value-type="float" office:value="0.000051085">
                <text:p>0.000051085</text:p>
                <draw:g>
                  <svg:desc>'Discrete Stratification'.A1:'Discrete Stratification'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65">
                <text:p>0.000465</text:p>
              </table:table-cell>
              <table:table-cell office:value-type="float" office:value="0.00000000074785">
                <text:p>0.00000000074785</text:p>
              </table:table-cell>
              <table:table-cell office:value-type="float" office:value="0.0000000028658">
                <text:p>0.0000000028658</text:p>
              </table:table-cell>
              <table:table-cell office:value-type="float" office:value="0.0000063021">
                <text:p>0.0000063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0421">
                <text:p>0.000080421</text:p>
              </table:table-cell>
              <table:table-cell office:value-type="float" office:value="0.000000000026263">
                <text:p>0.000000000026263</text:p>
              </table:table-cell>
              <table:table-cell office:value-type="float" office:value="0.00000000011907">
                <text:p>0.00000000011907</text:p>
              </table:table-cell>
              <table:table-cell office:value-type="float" office:value="0.00000087088">
                <text:p>0.00000087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98572">
                <text:p>0.0000098572</text:p>
              </table:table-cell>
              <table:table-cell office:value-type="float" office:value="0.00000000000041116">
                <text:p>0.00000000000041116</text:p>
              </table:table-cell>
              <table:table-cell office:value-type="float" office:value="0.0000000000021793">
                <text:p>0.0000000000021793</text:p>
              </table:table-cell>
              <table:table-cell office:value-type="float" office:value="0.00000012699">
                <text:p>0.000000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96312">
                <text:p>0.00000096312</text:p>
              </table:table-cell>
              <table:table-cell office:value-type="float" office:value="3.8957E-015">
                <text:p>3.8957E-015</text:p>
              </table:table-cell>
              <table:table-cell office:value-type="float" office:value="0.000000000000022992">
                <text:p>0.000000000000022992</text:p>
              </table:table-cell>
              <table:table-cell office:value-type="float" office:value="0.000000015551">
                <text:p>0.000000015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78222">
                <text:p>0.000000078222</text:p>
              </table:table-cell>
              <table:table-cell office:value-type="float" office:value="2.6563E-017">
                <text:p>2.6563E-017</text:p>
              </table:table-cell>
              <table:table-cell office:value-type="float" office:value="1.5934E-016">
                <text:p>1.5934E-016</text:p>
              </table:table-cell>
              <table:table-cell office:value-type="float" office:value="0.000000001359">
                <text:p>0.0000000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54855">
                <text:p>0.0000000054855</text:p>
              </table:table-cell>
              <table:table-cell office:value-type="float" office:value="7.5895E-018">
                <text:p>7.5895E-018</text:p>
              </table:table-cell>
              <table:table-cell office:value-type="float" office:value="7.8355E-019">
                <text:p>7.8355E-019</text:p>
              </table:table-cell>
              <table:table-cell office:value-type="float" office:value="0.000000000088754">
                <text:p>0.000000000088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034123">
                <text:p>0.00000000034123</text:p>
              </table:table-cell>
              <table:table-cell office:value-type="float" office:value="6.1751E-018">
                <text:p>6.1751E-018</text:p>
              </table:table-cell>
              <table:table-cell office:value-type="float" office:value="2.5355E-020">
                <text:p>2.5355E-020</text:p>
              </table:table-cell>
              <table:table-cell office:value-type="float" office:value="0.0000000000030034">
                <text:p>0.000000000003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019115">
                <text:p>0.000000000019115</text:p>
              </table:table-cell>
              <table:table-cell office:value-type="float" office:value="8.2195E-018">
                <text:p>8.2195E-018</text:p>
              </table:table-cell>
              <table:table-cell office:value-type="float" office:value="2.451E-020">
                <text:p>2.451E-020</text:p>
              </table:table-cell>
              <table:table-cell office:value-type="float" office:value="0.00000000000063776">
                <text:p>0.00000000000063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0097768">
                <text:p>0.00000000000097768</text:p>
              </table:table-cell>
              <table:table-cell office:value-type="float" office:value="6.9648E-018">
                <text:p>6.9648E-018</text:p>
              </table:table-cell>
              <table:table-cell office:value-type="float" office:value="2.5056E-020">
                <text:p>2.5056E-020</text:p>
              </table:table-cell>
              <table:table-cell office:value-type="float" office:value="0.00000000000013341">
                <text:p>0.0000000000001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009522">
                <text:p>0.00000000000009522</text:p>
              </table:table-cell>
              <table:table-cell office:value-type="float" office:value="7.4742E-018">
                <text:p>7.4742E-018</text:p>
              </table:table-cell>
              <table:table-cell office:value-type="float" office:value="2.5824E-020">
                <text:p>2.5824E-020</text:p>
              </table:table-cell>
              <table:table-cell office:value-type="float" office:value="0.000000000000021362">
                <text:p>0.000000000000021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863cm" svg:height="18.541cm" xlink:href=".." xlink:type="simple" chart:class="chart:scatter" chart:style-name="ch1">
        <chart:title svg:x="9.18cm" svg:y="0.506cm" chart:style-name="ch2">
          <text:p>Newton's Method Convergence - Uniform Stratification (Schar 25m)</text:p>
        </chart:title>
        <chart:subtitle svg:x="14.114cm" svg:y="1.655cm" chart:style-name="ch3">
          <text:p>Terrain Height: 10 m</text:p>
        </chart:subtitle>
        <chart:legend chart:legend-position="end" svg:x="24.414cm" svg:y="7.567cm" style:legend-expansion="high" chart:style-name="ch4"/>
        <chart:plot-area chart:style-name="ch5" table:cell-range-address="'Uniform Stratification (Schar 25m)'.E1:'Uniform Stratification (Schar 25m)'.G11 'Uniform Stratification (Schar 25m)'.E12:'Uniform Stratification (Schar 25m)'.F12 'Uniform Stratification (Schar 25m)'.D1:'Uniform Stratification (Schar 25m)'.D12 'Uniform Stratification (Schar 25m)'.A1:'Uniform Stratification (Schar 25m)'.A12" chart:data-source-has-labels="row" svg:x="1.648cm" svg:y="2.708cm" svg:width="22.129cm" svg:height="14.482cm">
          <chartooo:coordinate-region svg:x="3.275cm" svg:y="2.907cm" svg:width="20.315cm" svg:height="13.636cm"/>
          <chart:axis chart:dimension="x" chart:name="primary-x" chart:style-name="ch6">
            <chart:title svg:x="11.47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Uniform Stratification (Schar 25m)'.F1:'Uniform Stratification (Schar 25m)'.F11" chart:label-cell-address="'Uniform Stratification (Schar 25m)'.F12:'Uniform Stratification (Schar 25m)'.F12" chart:class="chart:scatter">
            <chart:domain table:cell-range-address="'Uniform Stratification (Schar 25m)'.G1:'Uniform Stratification (Schar 25m)'.G11"/>
            <chart:regression-curve chart:style-name="ch12">
              <chart:equation chart:display-equation="true" chart:display-r-square="false" svg:x="23.674cm" svg:y="3.344cm" chart:style-name="ch13"/>
            </chart:regression-curve>
            <chart:data-point chart:style-name="ch14"/>
            <chart:data-point/>
            <chart:data-point chart:style-name="ch14" chart:repeated="2"/>
            <chart:data-point chart:repeated="7"/>
          </chart:series>
          <chart:series chart:style-name="ch15" chart:values-cell-range-address="'Uniform Stratification (Schar 25m)'.D1:'Uniform Stratification (Schar 25m)'.D11" chart:label-cell-address="'Uniform Stratification (Schar 25m)'.D12:'Uniform Stratification (Schar 25m)'.D12" chart:class="chart:scatter">
            <chart:data-point chart:repeated="2"/>
            <chart:data-point chart:style-name="ch16"/>
            <chart:data-point chart:repeated="8"/>
          </chart:series>
          <chart:series chart:style-name="ch17" chart:values-cell-range-address="'Uniform Stratification (Schar 25m)'.E1:'Uniform Stratification (Schar 25m)'.E11" chart:label-cell-address="'Uniform Stratification (Schar 25m)'.E12:'Uniform Stratification (Schar 25m)'.E12" chart:class="chart:scatter">
            <chart:data-point chart:repeated="11"/>
          </chart:series>
          <chart:series chart:style-name="ch18" chart:values-cell-range-address="'Uniform Stratification (Schar 25m)'.A1:'Uniform Stratification (Schar 25m)'.A11" chart:label-cell-address="'Uniform Stratification (Schar 25m)'.A12:'Uniform Stratification (Schar 25m)'.A12" chart:class="chart:scatter">
            <chart:regression-curve chart:style-name="ch19">
              <chart:equation chart:display-equation="true" chart:display-r-square="false" svg:x="23.674cm" svg:y="4.869cm" chart:style-name="ch13"/>
            </chart:regression-curve>
            <chart:data-point chart:repeated="3"/>
            <chart:data-point chart:style-name="ch20"/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otal Residual L2 </text:p>
                <draw:g>
                  <svg:desc>'Uniform Stratification (Schar 25m)'.F12:'Uniform Stratification (Schar 25m)'.F12</svg:desc>
                </draw:g>
              </table:table-cell>
              <table:table-cell office:value-type="string">
                <text:p>P Residual L2</text:p>
                <draw:g>
                  <svg:desc>'Uniform Stratification (Schar 25m)'.D12:'Uniform Stratification (Schar 25m)'.D12</svg:desc>
                </draw:g>
              </table:table-cell>
              <table:table-cell office:value-type="string">
                <text:p>Theta Residual L2</text:p>
                <draw:g>
                  <svg:desc>'Uniform Stratification (Schar 25m)'.E12:'Uniform Stratification (Schar 25m)'.E12</svg:desc>
                </draw:g>
              </table:table-cell>
              <table:table-cell office:value-type="string">
                <text:p>U Residual L2</text:p>
                <draw:g>
                  <svg:desc>'Uniform Stratification (Schar 25m)'.A12:'Uniform Stratification (Schar 25m)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Uniform Stratification (Schar 25m)'.G1:'Uniform Stratification (Schar 25m)'.G11</svg:desc>
                </draw:g>
              </table:table-cell>
              <table:table-cell office:value-type="float" office:value="0.00055513">
                <text:p>0.00055513</text:p>
                <draw:g>
                  <svg:desc>'Uniform Stratification (Schar 25m)'.F1:'Uniform Stratification (Schar 25m)'.F11</svg:desc>
                </draw:g>
              </table:table-cell>
              <table:table-cell office:value-type="float" office:value="0.000000026756">
                <text:p>0.000000026756</text:p>
                <draw:g>
                  <svg:desc>'Uniform Stratification (Schar 25m)'.D1:'Uniform Stratification (Schar 25m)'.D11</svg:desc>
                </draw:g>
              </table:table-cell>
              <table:table-cell office:value-type="float" office:value="0.000000025144">
                <text:p>0.000000025144</text:p>
                <draw:g>
                  <svg:desc>'Uniform Stratification (Schar 25m)'.E1:'Uniform Stratification (Schar 25m)'.E11</svg:desc>
                </draw:g>
              </table:table-cell>
              <table:table-cell office:value-type="float" office:value="0.000051085">
                <text:p>0.000051085</text:p>
                <draw:g>
                  <svg:desc>'Uniform Stratification (Schar 25m)'.A1:'Uniform Stratification (Schar 25m)'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9658">
                <text:p>0.000029658</text:p>
              </table:table-cell>
              <table:table-cell office:value-type="float" office:value="0.00000000011659">
                <text:p>0.00000000011659</text:p>
              </table:table-cell>
              <table:table-cell office:value-type="float" office:value="0.00000000016653">
                <text:p>0.00000000016653</text:p>
              </table:table-cell>
              <table:table-cell office:value-type="float" office:value="0.0000063021">
                <text:p>0.0000063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12861">
                <text:p>0.0000012861</text:p>
              </table:table-cell>
              <table:table-cell office:value-type="float" office:value="0.00000000000013633">
                <text:p>0.00000000000013633</text:p>
              </table:table-cell>
              <table:table-cell office:value-type="float" office:value="0.00000000000028502">
                <text:p>0.00000000000028502</text:p>
              </table:table-cell>
              <table:table-cell office:value-type="float" office:value="0.00000087088">
                <text:p>0.00000087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041755">
                <text:p>0.000000041755</text:p>
              </table:table-cell>
              <table:table-cell office:value-type="float" office:value="1.1501E-016">
                <text:p>1.1501E-016</text:p>
              </table:table-cell>
              <table:table-cell office:value-type="float" office:value="2.7244E-016">
                <text:p>2.7244E-016</text:p>
              </table:table-cell>
              <table:table-cell office:value-type="float" office:value="0.00000012699">
                <text:p>0.000000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0011668">
                <text:p>0.0000000011668</text:p>
              </table:table-cell>
              <table:table-cell office:value-type="float" office:value="1.3499E-017">
                <text:p>1.3499E-017</text:p>
              </table:table-cell>
              <table:table-cell office:value-type="float" office:value="1.4865E-019">
                <text:p>1.4865E-019</text:p>
              </table:table-cell>
              <table:table-cell office:value-type="float" office:value="0.000000015551">
                <text:p>0.000000015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00030838">
                <text:p>0.000000000030838</text:p>
              </table:table-cell>
              <table:table-cell office:value-type="float" office:value="2.5381E-017">
                <text:p>2.5381E-017</text:p>
              </table:table-cell>
              <table:table-cell office:value-type="float" office:value="1.4641E-020">
                <text:p>1.4641E-020</text:p>
              </table:table-cell>
              <table:table-cell office:value-type="float" office:value="0.000000001359">
                <text:p>0.0000000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000099228">
                <text:p>0.00000000000099228</text:p>
              </table:table-cell>
              <table:table-cell office:value-type="float" office:value="2.1238E-017">
                <text:p>2.1238E-017</text:p>
              </table:table-cell>
              <table:table-cell office:value-type="float" office:value="1.442E-020">
                <text:p>1.442E-020</text:p>
              </table:table-cell>
              <table:table-cell office:value-type="float" office:value="0.000000000088754">
                <text:p>0.000000000088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0000094214">
                <text:p>0.000000000000094214</text:p>
              </table:table-cell>
              <table:table-cell office:value-type="float" office:value="1.6828E-017">
                <text:p>1.6828E-017</text:p>
              </table:table-cell>
              <table:table-cell office:value-type="float" office:value="1.4258E-020">
                <text:p>1.4258E-020</text:p>
              </table:table-cell>
              <table:table-cell office:value-type="float" office:value="0.0000000000030034">
                <text:p>0.000000000003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000065708">
                <text:p>0.000000000000065708</text:p>
              </table:table-cell>
              <table:table-cell office:value-type="float" office:value="1.6852E-017">
                <text:p>1.6852E-017</text:p>
              </table:table-cell>
              <table:table-cell office:value-type="float" office:value="1.4431E-020">
                <text:p>1.4431E-020</text:p>
              </table:table-cell>
              <table:table-cell office:value-type="float" office:value="0.00000000000063776">
                <text:p>0.00000000000063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00065423">
                <text:p>0.000000000000065423</text:p>
              </table:table-cell>
              <table:table-cell office:value-type="float" office:value="1.8487E-017">
                <text:p>1.8487E-017</text:p>
              </table:table-cell>
              <table:table-cell office:value-type="float" office:value="1.3876E-020">
                <text:p>1.3876E-020</text:p>
              </table:table-cell>
              <table:table-cell office:value-type="float" office:value="0.00000000000013341">
                <text:p>0.0000000000001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0062638">
                <text:p>0.000000000000062638</text:p>
              </table:table-cell>
              <table:table-cell office:value-type="float" office:value="1.4159E-017">
                <text:p>1.4159E-017</text:p>
              </table:table-cell>
              <table:table-cell office:value-type="float" office:value="1.4645E-020">
                <text:p>1.4645E-020</text:p>
              </table:table-cell>
              <table:table-cell office:value-type="float" office:value="0.000000000000021362">
                <text:p>0.000000000000021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